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atos bbddfacturas</text:h>
      <text:h text:outline-level="2" text:style-name="Heading_2" text:is-list-header="true">Estructura de tabla para la tabla empresasenvios</text:h>
      <table:table table:name="empresasenvio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igoEmpresa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Empresa</text:p>
          </table:table-cell>
          <table:table-cell office:value-type="string">
            <text:p>varchar(50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empresasenvios</text:h>
      <table:table table:name="empresasenvios_structure">
        <table:table-column table:number-columns-repeated="2"/>
        <table:table-row>
          <table:table-cell office:value-type="string">
            <text:p>CodigoEmpresa</text:p>
          </table:table-cell>
          <table:table-cell office:value-type="string">
            <text:p>NombreEmpresa</text:p>
          </table:table-cell>
        </table:table-row>
        <table:table-row>
          <table:table-cell office:value-type="string">
            <text:p>123DHL123</text:p>
          </table:table-cell>
          <table:table-cell office:value-type="string">
            <text:p>DHL</text:p>
          </table:table-cell>
        </table:table-row>
        <table:table-row>
          <table:table-cell office:value-type="string">
            <text:p>456FEDEX456</text:p>
          </table:table-cell>
          <table:table-cell office:value-type="string">
            <text:p>FEDEX</text:p>
          </table:table-cell>
        </table:table-row>
        <table:table-row>
          <table:table-cell office:value-type="string">
            <text:p>789EnviosRolon789</text:p>
          </table:table-cell>
          <table:table-cell office:value-type="string">
            <text:p>EnviosRolon</text:p>
          </table:table-cell>
        </table:table-row>
      </table:table>
      <text:h text:outline-level="2" text:style-name="Heading_2" text:is-list-header="true">Estructura de tabla para la tabla facturas</text:h>
      <table:table table:name="factura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FolioFactur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igoProduct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roductos (CodigoProduct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Proveedo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roveedores (NumProveedor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endaFacturad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tienda (idTienda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Compra</text:p>
          </table:table-cell>
          <table:table-cell office:value-type="string">
            <text:p>datetime</text:p>
          </table:table-cell>
          <table:table-cell office:value-type="string">
            <text:p>Sí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ntidadProduct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facturas</text:h>
      <table:table table:name="facturas_structure">
        <table:table-column table:number-columns-repeated="6"/>
        <table:table-row>
          <table:table-cell office:value-type="string">
            <text:p>FolioFactura</text:p>
          </table:table-cell>
          <table:table-cell office:value-type="string">
            <text:p>CodigoProducto</text:p>
          </table:table-cell>
          <table:table-cell office:value-type="string">
            <text:p>NumProveedor</text:p>
          </table:table-cell>
          <table:table-cell office:value-type="string">
            <text:p>TiendaFacturada</text:p>
          </table:table-cell>
          <table:table-cell office:value-type="string">
            <text:p>FechaCompra</text:p>
          </table:table-cell>
          <table:table-cell office:value-type="string">
            <text:p>CantidadProducto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2019-03-29 20:23:0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2019-03-29 20:27:52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9-03-29 20:59:1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9-03-29 21:00:0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2019-03-29 21:22:1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2019-03-29 21:52:2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2019-03-30 22:59:56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19-03-30 23:00:21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9-05-07 16:54:15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9-05-07 17:08: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019-05-07 18:36:07</text:p>
          </table:table-cell>
          <table:table-cell office:value-type="float" office:value="10">
            <text:p>10</text:p>
          </table:table-cell>
        </table:table-row>
      </table:table>
      <text:h text:outline-level="2" text:style-name="Heading_2" text:is-list-header="true">Estructura de tabla para la tabla productos</text:h>
      <table:table table:name="producto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igoProduct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endaDueñ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tienda (idTienda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Producto</text:p>
          </table:table-cell>
          <table:table-cell office:value-type="string">
            <text:p>varchar(45)</text:p>
          </table:table-cell>
          <table:table-cell office:value-type="string">
            <text:p>Sí</text:p>
          </table:table-cell>
          <table:table-cell office:value-type="string">
            <text:p>Nombre no asignad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cio</text:p>
          </table:table-cell>
          <table:table-cell office:value-type="string">
            <text:p>int(11)</text:p>
          </table:table-cell>
          <table:table-cell office:value-type="string">
            <text:p>Sí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istencias</text:p>
          </table:table-cell>
          <table:table-cell office:value-type="string">
            <text:p>int(11)</text:p>
          </table:table-cell>
          <table:table-cell office:value-type="string">
            <text:p>Sí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magenProducto</text:p>
          </table:table-cell>
          <table:table-cell office:value-type="string">
            <text:p>varchar(300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roductos</text:h>
      <table:table table:name="productos_structure">
        <table:table-column table:number-columns-repeated="6"/>
        <table:table-row>
          <table:table-cell office:value-type="string">
            <text:p>CodigoProducto</text:p>
          </table:table-cell>
          <table:table-cell office:value-type="string">
            <text:p>TiendaDueña</text:p>
          </table:table-cell>
          <table:table-cell office:value-type="string">
            <text:p>NombreProducto</text:p>
          </table:table-cell>
          <table:table-cell office:value-type="string">
            <text:p>Precio</text:p>
          </table:table-cell>
          <table:table-cell office:value-type="string">
            <text:p>Existencias</text:p>
          </table:table-cell>
          <table:table-cell office:value-type="string">
            <text:p>ImagenProducto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Choco KitKat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string">
            <text:p>kitkat2.png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Obleas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string">
            <text:p>oblea3.jpg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hocoLoco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string">
            <text:p>chocolate1.jpg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ombones Valentin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bombones1.jpg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ombones Convencionales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string">
            <text:p>bombones2.jpg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blea de cajeta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office:value-type="string">
            <text:p>oblea2.jpg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Galletas Finas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galletas3.jpg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Cacahuates Chinos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string">
            <text:p>cacahuate3.jpg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Cacahuates Naturales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string">
            <text:p>cacahuate2.jpg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Galletas Navide&amp;ntilde;as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galletas1.jpg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Bombones Naturales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remedio-con-bombones-para-dolor-de-garganta.jpg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ChocoGalletas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string">
            <text:p>galletas2.png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Obleas de colores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Mexican-Candy-Obleas-Medianas__43488.1467651587.1280.1280.jpg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Helados Malvavisco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HeladosMalvavisco.jpeg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Pizza Dulce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string">
            <text:p>PizzaDulce.jpg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Ositos de goma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OsitosGoma.jpg</text:p>
          </table:table-cell>
        </table:table-row>
      </table:table>
      <text:h text:outline-level="2" text:style-name="Heading_2" text:is-list-header="true">Estructura de tabla para la tabla proveedores</text:h>
      <table:table table:name="proveedore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NumProveedo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</text:p>
          </table:table-cell>
          <table:table-cell office:value-type="string">
            <text:p>varchar(45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presaPertenecient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empresasenvios (CodigoEmpresa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merApellido</text:p>
          </table:table-cell>
          <table:table-cell office:value-type="string">
            <text:p>varchar(30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gundoApellido</text:p>
          </table:table-cell>
          <table:table-cell office:value-type="string">
            <text:p>varchar(30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roveedores</text:h>
      <table:table table:name="proveedores_structure">
        <table:table-column table:number-columns-repeated="5"/>
        <table:table-row>
          <table:table-cell office:value-type="string">
            <text:p>NumProveedor</text:p>
          </table:table-cell>
          <table:table-cell office:value-type="string">
            <text:p>Nombre</text:p>
          </table:table-cell>
          <table:table-cell office:value-type="string">
            <text:p>EmpresaPerteneciente</text:p>
          </table:table-cell>
          <table:table-cell office:value-type="string">
            <text:p>PrimerApellido</text:p>
          </table:table-cell>
          <table:table-cell office:value-type="string">
            <text:p>SegundoApellido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LaNayanci</text:p>
          </table:table-cell>
          <table:table-cell office:value-type="string">
            <text:p>789EnviosRolon789</text:p>
          </table:table-cell>
          <table:table-cell office:value-type="string">
            <text:p>Garcia</text:p>
          </table:table-cell>
          <table:table-cell office:value-type="string">
            <text:p>Rodriguez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Leo</text:p>
          </table:table-cell>
          <table:table-cell office:value-type="string">
            <text:p>789EnviosRolon789</text:p>
          </table:table-cell>
          <table:table-cell office:value-type="string">
            <text:p>Rodriguez</text:p>
          </table:table-cell>
          <table:table-cell office:value-type="string">
            <text:p>Rolon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huchito</text:p>
          </table:table-cell>
          <table:table-cell office:value-type="string">
            <text:p>123DHL123</text:p>
          </table:table-cell>
          <table:table-cell office:value-type="string">
            <text:p>De la Cruz</text:p>
          </table:table-cell>
          <table:table-cell office:value-type="string">
            <text:p>De Dios</text:p>
          </table:table-cell>
        </table:table-row>
      </table:table>
      <text:h text:outline-level="2" text:style-name="Heading_2" text:is-list-header="true">Estructura de tabla para la tabla tienda</text:h>
      <table:table table:name="tienda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idTiend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Tienda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is</text:p>
          </table:table-cell>
          <table:table-cell office:value-type="string">
            <text:p>varchar(20)</text:p>
          </table:table-cell>
          <table:table-cell office:value-type="string">
            <text:p>Sí</text:p>
          </table:table-cell>
          <table:table-cell office:value-type="string">
            <text:p>Desconoci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do</text:p>
          </table:table-cell>
          <table:table-cell office:value-type="string">
            <text:p>varchar(20)</text:p>
          </table:table-cell>
          <table:table-cell office:value-type="string">
            <text:p>Sí</text:p>
          </table:table-cell>
          <table:table-cell office:value-type="string">
            <text:p>Desconoci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lonia</text:p>
          </table:table-cell>
          <table:table-cell office:value-type="string">
            <text:p>varchar(20)</text:p>
          </table:table-cell>
          <table:table-cell office:value-type="string">
            <text:p>Sí</text:p>
          </table:table-cell>
          <table:table-cell office:value-type="string">
            <text:p>Desconoci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rasegna</text:p>
          </table:table-cell>
          <table:table-cell office:value-type="string">
            <text:p>varchar(200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cargado</text:p>
          </table:table-cell>
          <table:table-cell office:value-type="string">
            <text:p>varchar(45)</text:p>
          </table:table-cell>
          <table:table-cell office:value-type="string">
            <text:p>Sí</text:p>
          </table:table-cell>
          <table:table-cell office:value-type="string">
            <text:p>Desconocida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tienda</text:h>
      <table:table table:name="tienda_structure">
        <table:table-column table:number-columns-repeated="7"/>
        <table:table-row>
          <table:table-cell office:value-type="string">
            <text:p>idTienda</text:p>
          </table:table-cell>
          <table:table-cell office:value-type="string">
            <text:p>NombreTienda</text:p>
          </table:table-cell>
          <table:table-cell office:value-type="string">
            <text:p>Pais</text:p>
          </table:table-cell>
          <table:table-cell office:value-type="string">
            <text:p>Estado</text:p>
          </table:table-cell>
          <table:table-cell office:value-type="string">
            <text:p>Colonia</text:p>
          </table:table-cell>
          <table:table-cell office:value-type="string">
            <text:p>Contrasegna</text:p>
          </table:table-cell>
          <table:table-cell office:value-type="string">
            <text:p>Encargado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amburguesas Leos</text:p>
          </table:table-cell>
          <table:table-cell office:value-type="string">
            <text:p>Mexico</text:p>
          </table:table-cell>
          <table:table-cell office:value-type="string">
            <text:p>Tabasco</text:p>
          </table:table-cell>
          <table:table-cell office:value-type="string">
            <text:p>Indeco</text:p>
          </table:table-cell>
          <table:table-cell office:value-type="string">
            <text:p>$2y$12$vNjghxx/.NQ12wo5e1n1f.7WC3hBYrOqx2xl3rZzBFCgavGp74Hhu</text:p>
          </table:table-cell>
          <table:table-cell office:value-type="string">
            <text:p>Chuchi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Quesadillas Garcia</text:p>
          </table:table-cell>
          <table:table-cell office:value-type="string">
            <text:p>Mexico</text:p>
          </table:table-cell>
          <table:table-cell office:value-type="string">
            <text:p>Tabasco</text:p>
          </table:table-cell>
          <table:table-cell office:value-type="string">
            <text:p>Gaviotas</text:p>
          </table:table-cell>
          <table:table-cell office:value-type="string">
            <text:p>$2y$12$w/ruikdGIJQScm0e3Vm1HeQMgPnJf9hGJj1yL7RJ27Eeh/H2ZKVcm</text:p>
          </table:table-cell>
          <table:table-cell office:value-type="string">
            <text:p>Dio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Dulceria LOL</text:p>
          </table:table-cell>
          <table:table-cell office:value-type="string">
            <text:p>Colombia</text:p>
          </table:table-cell>
          <table:table-cell office:value-type="string">
            <text:p>colombiano</text:p>
          </table:table-cell>
          <table:table-cell office:value-type="string">
            <text:p>Huachicol</text:p>
          </table:table-cell>
          <table:table-cell office:value-type="string">
            <text:p>$2y$12$dK/295QWj4DAmLZt8/t58OVUBOlFK/SWfPr.YXFId39FtGI/WYPtq</text:p>
          </table:table-cell>
          <table:table-cell office:value-type="string">
            <text:p>Chuchin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5</meta:generator>
    <meta:initial-creator>phpMyAdmin 4.8.5</meta:initial-creator>
    <meta:creation-date>2019-05-08T02:04:24</meta:creation-date>
  </office:meta>
</office:document-meta>
</file>